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02cm"/>
    </style:style>
    <style:style style:name="gr3" style:family="graphic" style:parent-style-name="standard">
      <style:graphic-properties draw:textarea-horizontal-align="justify" draw:textarea-vertical-align="middle" draw:auto-grow-height="false" fo:min-height="0.455cm" fo:min-width="2.04cm"/>
    </style:style>
    <style:style style:name="gr4" style:family="graphic" style:parent-style-name="standard">
      <style:graphic-properties draw:textarea-horizontal-align="justify" draw:textarea-vertical-align="top" draw:auto-grow-height="false" fo:min-height="2.29cm" fo:min-width="7.247cm"/>
    </style:style>
    <style:style style:name="gr5" style:family="graphic" style:parent-style-name="standard">
      <style:graphic-properties draw:stroke="none" svg:stroke-color="#000000" draw:fill="none" draw:fill-color="#ffffff" fo:min-height="0.602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.581cm" fo:min-width="2.04cm"/>
    </style:style>
    <style:style style:name="gr8" style:family="graphic" style:parent-style-name="standard">
      <style:graphic-properties draw:textarea-horizontal-align="justify" draw:textarea-vertical-align="middle" draw:auto-grow-height="false" fo:min-height="0.582cm" fo:min-width="2.04cm"/>
    </style:style>
    <style:style style:name="gr9" style:family="graphic" style:parent-style-name="standard">
      <style:graphic-properties draw:stroke="none" draw:fill="none" fo:min-height="0.949cm"/>
    </style:style>
    <style:style style:name="gr10" style:family="graphic" style:parent-style-name="standard">
      <style:graphic-properties draw:stroke="none" svg:stroke-color="#000000" draw:fill="none" draw:fill-color="#ffffff" fo:min-height="0.536cm"/>
    </style:style>
    <style:style style:name="gr11" style:family="graphic" style:parent-style-name="standard">
      <style:graphic-properties draw:textarea-horizontal-align="justify" draw:textarea-vertical-align="middle" draw:auto-grow-height="false" fo:min-height="0.581cm" fo:min-width="4.834cm"/>
    </style:style>
    <style:style style:name="gr12" style:family="graphic" style:parent-style-name="standard">
      <style:graphic-properties draw:stroke="none" svg:stroke-color="#000000" draw:fill="none" draw:fill-color="#ffffff" fo:min-height="0.54cm"/>
    </style:style>
    <style:style style:name="gr13" style:family="graphic" style:parent-style-name="standard">
      <style:graphic-properties draw:stroke="none" svg:stroke-color="#000000" draw:fill="none" draw:fill-color="#ffffff" fo:min-height="0.568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7cm"/>
    </style:style>
    <style:style style:name="gr15" style:family="graphic" style:parent-style-name="standard">
      <style:graphic-properties draw:stroke="none" svg:stroke-color="#000000" draw:fill="none" draw:fill-color="#ffffff" fo:min-height="0.517cm"/>
    </style:style>
    <style:style style:name="gr16" style:family="graphic" style:parent-style-name="standard">
      <style:graphic-properties draw:stroke="none" svg:stroke-color="#000000" draw:fill="none" draw:fill-color="#ffffff" fo:min-height="0.615cm"/>
    </style:style>
    <style:style style:name="gr17" style:family="graphic" style:parent-style-name="standard">
      <style:graphic-properties draw:textarea-horizontal-align="justify" draw:textarea-vertical-align="middle" draw:auto-grow-height="false" fo:min-height="2.601cm" fo:min-width="15.375cm"/>
    </style:style>
    <style:style style:name="gr18" style:family="graphic" style:parent-style-name="standard">
      <style:graphic-properties draw:textarea-horizontal-align="justify" draw:textarea-vertical-align="middle" draw:auto-grow-height="false" fo:min-height="0.582cm" fo:min-width="5.088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12cm"/>
    </style:style>
    <style:style style:name="gr20" style:family="graphic" style:parent-style-name="standard">
      <style:graphic-properties draw:textarea-horizontal-align="justify" draw:textarea-vertical-align="middle" draw:auto-grow-height="false" fo:min-height="0.582cm" fo:min-width="5.723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5.084cm"/>
    </style:style>
    <style:style style:name="gr23" style:family="graphic" style:parent-style-name="standard">
      <style:graphic-properties draw:stroke="none" svg:stroke-color="#000000" draw:fill="none" draw:fill-color="#ffffff" fo:min-height="2.371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581cm" fo:min-width="4.326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Segoe UI Semibold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egoe UI Semi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0.889cm" svg:x="1.127cm" svg:y="10.017cm">
          <draw:text-box>
            <text:p><text:span text:style-name="T1">Customer ID</text:span></text:p>
          </draw:text-box>
        </draw:frame>
        <draw:frame draw:style-name="gr2" draw:text-style-name="P2" draw:layer="layout" svg:width="0.502cm" svg:height="1.187cm" svg:x="15.352cm" svg:y="8.116cm">
          <draw:text-box>
            <text:p/>
          </draw:text-box>
        </draw:frame>
        <draw:custom-shape draw:style-name="gr3" draw:text-style-name="P3" draw:layer="layout" svg:width="2.54cm" svg:height="0.705cm" svg:x="4.302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747cm" svg:height="2.54cm" svg:x="1cm" svg:y="6.461cm">
          <text:p text:style-name="P4"><text:span text:style-name="T1">Customer Name</text:span></text:p>
          <text:p text:style-name="P4"><text:span text:style-name="T1">Street Address</text:span></text:p>
          <text:p text:style-name="P4"><text:span text:style-name="T1">City, State</text:span></text:p>
          <text:p text:style-name="P4"><text:span text:style-name="T1">Zip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9.622cm" svg:height="0.852cm" svg:x="0.968cm" svg:y="10.779cm">
          <draw:text-box>
            <text:p text:style-name="P3"><text:span text:style-name="T2">Service Site</text:span></text:p>
          </draw:text-box>
        </draw:frame>
        <draw:frame draw:style-name="gr6" draw:text-style-name="P1" draw:layer="layout" svg:width="2.54cm" svg:height="0.725cm" svg:x="15.224cm" svg:y="12.43cm">
          <draw:text-box>
            <text:p text:style-name="P3"><text:span text:style-name="T1">Zip Code</text:span></text:p>
          </draw:text-box>
        </draw:frame>
        <draw:custom-shape draw:style-name="gr7" draw:text-style-name="P7" draw:layer="layout" svg:width="2.54cm" svg:height="0.831cm" svg:x="17.51cm" svg:y="12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54cm" svg:height="0.832cm" svg:x="12.557cm" svg:y="12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layout" svg:width="2.54cm" svg:height="1.199cm" svg:x="9.89cm" svg:y="12.43cm">
          <draw:text-box>
            <text:p text:style-name="P3"><text:span text:style-name="T1">City, State</text:span></text:p>
          </draw:text-box>
        </draw:frame>
        <draw:frame draw:style-name="gr6" draw:text-style-name="P9" draw:layer="layout" svg:width="3.048cm" svg:height="0.725cm" svg:x="1.127cm" svg:y="11.451cm">
          <draw:text-box>
            <text:p><text:span text:style-name="T3">Location ID</text:span></text:p>
          </draw:text-box>
        </draw:frame>
        <draw:custom-shape draw:style-name="gr8" draw:text-style-name="P3" draw:layer="layout" svg:width="2.54cm" svg:height="0.832cm" svg:x="4.302cm" svg:y="11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4.445cm" svg:height="0.786cm" svg:x="1cm" svg:y="24.852cm">
          <draw:text-box>
            <text:p><text:span text:style-name="T1">Location Balance</text:span></text:p>
          </draw:text-box>
        </draw:frame>
        <draw:custom-shape draw:style-name="gr11" draw:text-style-name="P7" draw:layer="layout" svg:width="5.334cm" svg:height="0.831cm" svg:x="5.191cm" svg:y="24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4.317cm" svg:height="0.725cm" svg:x="10.906cm" svg:y="24.749cm">
          <draw:text-box>
            <text:p><text:span text:style-name="T1">Customer Balance</text:span></text:p>
          </draw:text-box>
        </draw:frame>
        <draw:frame draw:style-name="gr6" draw:text-style-name="P6" draw:layer="layout" svg:width="19.59cm" svg:height="0.725cm" svg:x="1cm" svg:y="13.258cm">
          <draw:text-box>
            <text:p text:style-name="P3"><text:span text:style-name="T2">Invoicing Details</text:span></text:p>
          </draw:text-box>
        </draw:frame>
        <draw:frame draw:style-name="gr12" draw:text-style-name="P10" draw:layer="layout" svg:width="19.304cm" svg:height="0.79cm" svg:x="1.127cm" svg:y="13.799cm">
          <draw:text-box>
            <text:p text:style-name="P3"><text:span text:style-name="T4">January </text:span><text:span text:style-name="T1">2018</text:span></text:p>
          </draw:text-box>
        </draw:frame>
        <draw:frame draw:style-name="gr13" draw:text-style-name="P1" draw:layer="layout" svg:width="3.175cm" svg:height="0.818cm" svg:x="1cm" svg:y="14.345cm">
          <draw:text-box>
            <text:p><text:span text:style-name="T1">Monthly Cost</text:span></text:p>
          </draw:text-box>
        </draw:frame>
        <draw:custom-shape draw:style-name="gr7" draw:text-style-name="P3" draw:layer="layout" svg:width="2.54cm" svg:height="0.831cm" svg:x="4.30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3.81cm" svg:height="0.82cm" svg:x="13.827cm" svg:y="14.335cm">
          <draw:text-box>
            <text:p text:style-name="P11"><text:span text:style-name="T1">Monthly Subtotal</text:span></text:p>
          </draw:text-box>
        </draw:frame>
        <draw:custom-shape draw:style-name="gr7" draw:text-style-name="P3" draw:layer="layout" svg:width="2.54cm" svg:height="0.831cm" svg:x="17.637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" draw:layer="layout" svg:width="3.175cm" svg:height="0.767cm" svg:x="1cm" svg:y="15.351cm">
          <draw:text-box>
            <text:p><text:span text:style-name="T1">Comments 1</text:span></text:p>
          </draw:text-box>
        </draw:frame>
        <draw:frame draw:style-name="gr16" draw:text-style-name="P1" draw:layer="layout" svg:width="3.175cm" svg:height="0.865cm" svg:x="1cm" svg:y="19.566cm">
          <draw:text-box>
            <text:p><text:span text:style-name="T1">Comments 2</text:span></text:p>
          </draw:text-box>
        </draw:frame>
        <draw:frame draw:style-name="gr6" draw:text-style-name="P1" draw:layer="layout" svg:width="3.175cm" svg:height="0.725cm" svg:x="1cm" svg:y="18.563cm">
          <draw:text-box>
            <text:p><text:span text:style-name="T1">Additions 1</text:span></text:p>
          </draw:text-box>
        </draw:frame>
        <draw:custom-shape draw:style-name="gr8" draw:text-style-name="P13" draw:layer="layout" svg:width="2.54cm" svg:height="0.832cm" svg:x="4.302cm" svg:y="18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175cm" svg:height="0.725cm" svg:x="1cm" svg:y="22.627cm">
          <draw:text-box>
            <text:p><text:span text:style-name="T1">Additions 2</text:span></text:p>
          </draw:text-box>
        </draw:frame>
        <draw:custom-shape draw:style-name="gr8" draw:text-style-name="P3" draw:layer="layout" svg:width="2.54cm" svg:height="0.832cm" svg:x="4.302cm" svg:y="22.6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5.875cm" svg:height="2.851cm" svg:x="4.302cm" svg:y="1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3.175cm" svg:height="1.199cm" svg:x="1.127cm" svg:y="12.374cm">
          <draw:text-box>
            <text:p><text:span text:style-name="T1">Street Address</text:span></text:p>
          </draw:text-box>
        </draw:frame>
        <draw:custom-shape draw:style-name="gr18" draw:text-style-name="P3" draw:layer="layout" svg:width="5.588cm" svg:height="0.832cm" svg:x="4.302cm" svg:y="1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5.875cm" svg:height="2.851cm" svg:x="4.302cm" svg:y="19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5" draw:layer="layout" svg:width="3.175cm" svg:height="0.762cm" svg:x="1cm" svg:y="23.703cm">
          <draw:text-box>
            <text:p text:style-name="P14"><text:span text:style-name="T1">Monthly Total</text:span></text:p>
          </draw:text-box>
        </draw:frame>
        <draw:custom-shape draw:style-name="gr20" draw:text-style-name="P3" draw:layer="layout" svg:width="6.223cm" svg:height="0.832cm" svg:x="4.302cm" svg:y="23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2" draw:layer="layout" svg:width="19.59cm" svg:height="0.725cm" svg:x="1cm" svg:y="26.146cm">
          <draw:text-box>
            <text:p text:style-name="P11"><text:span text:style-name="T1">Balance due upon receipt.</text:span></text:p>
          </draw:text-box>
        </draw:frame>
        <draw:frame draw:style-name="gr22" draw:text-style-name="P16" draw:layer="layout" svg:width="19.59cm" svg:height="5.334cm" svg:x="1cm" svg:y="1cm">
          <draw:text-box>
            <text:p text:style-name="P3"><text:span text:style-name="T5">Olivas Mowing Service</text:span></text:p>
          </draw:text-box>
        </draw:frame>
        <draw:frame draw:style-name="gr23" draw:text-style-name="P18" draw:layer="layout" svg:width="4.985cm" svg:height="2.621cm" svg:x="15.605cm" svg:y="6.334cm">
          <draw:text-box>
            <text:p text:style-name="P17"><text:span text:style-name="T1">Olivas Mowing Service </text:span></text:p>
            <text:p text:style-name="P17"><text:span text:style-name="T1">P.O. Box 12345.</text:span></text:p>
            <text:p text:style-name="P17"><text:span text:style-name="T1">Carpinteria, CA</text:span></text:p>
            <text:p text:style-name="P17"><text:span text:style-name="T1">Zip Code</text:span></text:p>
            <text:p text:style-name="P17"><text:span text:style-name="T1">(808) phn-nmbr</text:span></text:p>
          </draw:text-box>
        </draw:frame>
        <draw:line draw:style-name="gr24" draw:text-style-name="P8" draw:layer="layout" svg:x1="1cm" svg:y1="9.763cm" svg:x2="20.59cm" svg:y2="9.763cm">
          <text:p/>
        </draw:line>
        <draw:line draw:style-name="gr24" draw:text-style-name="P8" draw:layer="layout" svg:x1="1cm" svg:y1="18.399cm" svg:x2="20.59cm" svg:y2="18.399cm">
          <text:p/>
        </draw:line>
        <draw:custom-shape draw:style-name="gr25" draw:text-style-name="P7" draw:layer="layout" svg:width="4.826cm" svg:height="0.831cm" svg:x="15.351cm" svg:y="24.749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23:12:14.983000000</meta:creation-date>
    <dc:date>2018-08-15T11:31:00.870000000</dc:date>
    <meta:editing-duration>PT2H7M13S</meta:editing-duration>
    <meta:editing-cycles>16</meta:editing-cycles>
    <meta:generator>LibreOffice/6.0.6.2$Windows_X86_64 LibreOffice_project/0c292870b25a325b5ed35f6b45599d2ea4458e77</meta:generator>
    <meta:document-statistic meta:object-count="38"/>
  </office:meta>
</office:document-meta>
</file>